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0900002731000027318CC88362.svm"/>
  <manifest:file-entry manifest:media-type="" manifest:full-path="Pictures/2000015E000027310000273143333F9D.svm"/>
  <manifest:file-entry manifest:media-type="" manifest:full-path="Pictures/200000BA00002C6000002E38B8A7F453.svm"/>
  <manifest:file-entry manifest:media-type="" manifest:full-path="Pictures/2000059900002731000027319CFBECF8.svm"/>
  <manifest:file-entry manifest:media-type="" manifest:full-path="Pictures/2000030B0000273100002731563615D0.svm"/>
  <manifest:file-entry manifest:media-type="" manifest:full-path="Pictures/200002CB0000273100002731DF8CE8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2" style:family="table">
      <style:table-properties style:width="16.958cm" table:align="left"/>
    </style:style>
    <style:style style:name="表2.A" style:family="table-column">
      <style:table-column-properties style:column-width="4.579cm"/>
    </style:style>
    <style:style style:name="表2.B" style:family="table-column">
      <style:table-column-properties style:column-width="12.379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204cm" table:align="left"/>
    </style:style>
    <style:style style:name="表4.A" style:family="table-column">
      <style:table-column-properties style:column-width="2.805cm"/>
    </style:style>
    <style:style style:name="表4.B" style:family="table-column">
      <style:table-column-properties style:column-width="1.3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.1.1" style:family="table-cell">
      <style:table-cell-properties fo:padding="0.097cm" fo:border="0.002cm solid #000000"/>
    </style:style>
    <style:style style:name="表4.B1.1.2" style:family="table-cell">
      <style:table-cell-properties fo:padding="0.097cm" fo:border-left="0.002cm solid #000000" fo:border-right="none" fo:border-top="none" fo:border-bottom="0.002cm solid #000000"/>
    </style:style>
    <style:style style:name="表4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margins"/>
    </style:style>
    <style:style style:name="表5.A" style:family="table-column">
      <style:table-column-properties style:column-width="8.498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3" style:family="table-row">
      <style:table-row-properties style:min-row-height="0.73cm"/>
    </style:style>
    <style:style style:name="表6" style:family="table">
      <style:table-properties style:width="16.999cm" table:align="margins"/>
    </style:style>
    <style:style style:name="表6.A" style:family="table-column">
      <style:table-column-properties style:column-width="2.357cm" style:rel-column-width="9086*"/>
    </style:style>
    <style:style style:name="表6.B" style:family="table-column">
      <style:table-column-properties style:column-width="14.642cm" style:rel-column-width="5644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3" style:family="table-row">
      <style:table-row-properties style:min-row-height="0.73cm"/>
    </style:style>
    <style:style style:name="表16" style:family="table">
      <style:table-properties style:width="16.958cm" table:align="left"/>
    </style:style>
    <style:style style:name="表16.A" style:family="table-column">
      <style:table-column-properties style:column-width="4.579cm"/>
    </style:style>
    <style:style style:name="表16.B" style:family="table-column">
      <style:table-column-properties style:column-width="12.37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99cm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3" style:family="table-row">
      <style:table-row-properties style:min-row-height="0.73cm"/>
    </style:style>
    <style:style style:name="表18" style:family="table">
      <style:table-properties style:width="16.999cm" table:align="margins"/>
    </style:style>
    <style:style style:name="表18.A" style:family="table-column">
      <style:table-column-properties style:column-width="2.353cm" style:rel-column-width="9072*"/>
    </style:style>
    <style:style style:name="表18.B" style:family="table-column">
      <style:table-column-properties style:column-width="14.646cm" style:rel-column-width="5646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999cm" table:align="margins"/>
    </style:style>
    <style:style style:name="表8.A" style:family="table-column">
      <style:table-column-properties style:column-width="8.498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3" style:family="table-row">
      <style:table-row-properties style:min-row-height="0.73cm"/>
    </style:style>
    <style:style style:name="表9" style:family="table">
      <style:table-properties style:width="16.999cm" table:align="margins"/>
    </style:style>
    <style:style style:name="表9.A" style:family="table-column">
      <style:table-column-properties style:column-width="2.33cm" style:rel-column-width="8984*"/>
    </style:style>
    <style:style style:name="表9.B" style:family="table-column">
      <style:table-column-properties style:column-width="14.669cm" style:rel-column-width="56551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3" style:family="table-row">
      <style:table-row-properties style:min-row-height="0.73cm"/>
    </style:style>
    <style:style style:name="表10" style:family="table">
      <style:table-properties style:width="16.999cm" table:align="margins"/>
    </style:style>
    <style:style style:name="表10.A" style:family="table-column">
      <style:table-column-properties style:column-width="8.498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.3" style:family="table-row">
      <style:table-row-properties style:min-row-height="0.73cm"/>
    </style:style>
    <style:style style:name="表11" style:family="table">
      <style:table-properties style:width="16.999cm" table:align="margins"/>
    </style:style>
    <style:style style:name="表11.A" style:family="table-column">
      <style:table-column-properties style:column-width="8.498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3" style:family="table-row">
      <style:table-row-properties style:min-row-height="0.73cm"/>
    </style:style>
    <style:style style:name="表12" style:family="table">
      <style:table-properties style:width="16.999cm" table:align="margins"/>
    </style:style>
    <style:style style:name="表12.A" style:family="table-column">
      <style:table-column-properties style:column-width="8.498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3" style:family="table-row">
      <style:table-row-properties style:min-row-height="0.73cm"/>
    </style:style>
    <style:style style:name="表7" style:family="table">
      <style:table-properties style:width="16.999cm" table:align="margins"/>
    </style:style>
    <style:style style:name="表7.A" style:family="table-column">
      <style:table-column-properties style:column-width="2.33cm" style:rel-column-width="8984*"/>
    </style:style>
    <style:style style:name="表7.B" style:family="table-column">
      <style:table-column-properties style:column-width="14.669cm" style:rel-column-width="565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3" style:family="table-row">
      <style:table-row-properties style:min-row-height="0.73cm"/>
    </style:style>
    <style:style style:name="表14" style:family="table">
      <style:table-properties style:width="16.999cm" table:align="margins"/>
    </style:style>
    <style:style style:name="表14.A" style:family="table-column">
      <style:table-column-properties style:column-width="8.498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3" style:family="table-row">
      <style:table-row-properties style:min-row-height="0.73cm"/>
    </style:style>
    <style:style style:name="表13" style:family="table">
      <style:table-properties style:width="16.999cm" table:align="margins"/>
    </style:style>
    <style:style style:name="表13.A" style:family="table-column">
      <style:table-column-properties style:column-width="2.33cm" style:rel-column-width="8984*"/>
    </style:style>
    <style:style style:name="表13.B" style:family="table-column">
      <style:table-column-properties style:column-width="14.669cm" style:rel-column-width="565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3" style:family="table-row">
      <style:table-row-properties style:min-row-height="0.73cm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text-properties style:language-asian="ja" style:country-asian="JP"/>
    </style:style>
    <style:style style:name="P3" style:family="paragraph" style:parent-style-name="Heading_20_2">
      <style:text-properties style:language-asian="ja" style:country-asian="JP"/>
    </style:style>
    <style:style style:name="P4" style:family="paragraph" style:parent-style-name="Heading_20_1">
      <style:paragraph-properties fo:break-before="page"/>
      <style:text-properties style:language-asian="ja" style:country-asian="JP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text-properties style:language-asian="ja" style:country-asian="JP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10" style:family="paragraph" style:parent-style-name="Table_20_Heading">
      <style:text-properties style:language-asian="ja" style:country-asian="JP"/>
    </style:style>
    <style:style style:name="P11" style:family="paragraph" style:parent-style-name="Heading_20_3">
      <style:text-properties style:language-asian="ja" style:country-asian="JP"/>
    </style:style>
    <style:style style:name="P12" style:family="paragraph" style:parent-style-name="Standard">
      <style:text-properties style:language-asian="ja" style:country-asian="JP"/>
    </style:style>
    <style:style style:name="P13" style:family="paragraph" style:parent-style-name="Text_20_body">
      <style:paragraph-properties fo:break-before="page"/>
      <style:text-properties style:language-asian="ja" style:country-asian="JP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yARI<text:span text:style-name="T1">d</text:span>Marker<text:span text:style-name="T1">仕様書(</text:span><text:span text:style-name="T1">未完</text:span><text:span text:style-name="T1">)</text:span></text:p>
      <text:p text:style-name="P1">(c)2008-2009 nyatla.jp</text:p>
      <text:p text:style-name="P1"/>
      <text:p text:style-name="P1">本書は、NyARToolkitのIDマーカ仕様書です。</text:p>
      <text:p text:style-name="P1"/>
      <text:h text:style-name="P2" text:outline-level="1">用語</text:h>
      <text:h text:style-name="P3" text:outline-level="2">枠線</text:h>
      <text:p text:style-name="P1">マーカの周囲を囲む、黒色の領域です。内側には、データ領域を持ちます。</text:p>
      <text:h text:style-name="P3" text:outline-level="2">データ領域</text:h>
      <text:p text:style-name="P1">ビットを配置する枠線に囲まれた領域です。</text:p>
      <text:h text:style-name="P3" text:outline-level="2">ドット</text:h>
      <text:p text:style-name="P1">マーカのデータ領域を複数の区画に分割したうちの、１つの領域です。１ドットは１ビットのデータを表します。</text:p>
      <text:h text:style-name="P3" text:outline-level="2">パケット</text:h>
      <text:p text:style-name="P1">１個、または８個のドットを組み合わせたデータ塊です。1パケットは1バイトのデータを格納します。</text:p>
      <text:h text:style-name="Heading_20_2" text:outline-level="2">トラッキング<text:span text:style-name="T1">ドット</text:span></text:h>
      <text:p text:style-name="P1">データの検出開始位置を特定するためのドットです。マーカの周囲に固定値で配置します。</text:p>
      <text:h text:style-name="P3" text:outline-level="2">制御ドット</text:h>
      <text:h text:style-name="Heading_20_2" text:outline-level="2">データ<text:span text:style-name="T1">ドット</text:span></text:h>
      <text:p text:style-name="P1">ユーザ定義の値を格納するビットです。任意の値に指定できます。</text:p>
      <text:h text:style-name="P3" text:outline-level="2">ドメインID</text:h>
      <text:h text:style-name="P3" text:outline-level="2">マスクID</text:h>
      <text:h text:style-name="P3" text:outline-level="2">フォーマットID</text:h>
      <text:p text:style-name="P1"/>
      <text:h text:style-name="P3" text:outline-level="2"/>
      <text:p text:style-name="P1"/>
      <text:h text:style-name="P2" text:outline-level="1"/>
      <text:h text:style-name="P4" text:outline-level="1">枠線仕様</text:h>
      <text:p text:style-name="P1">枠線のサイズはマーカ全体の15%です。マーカの周囲から15%を差し引いた、残りの70%の領域を、データ領域とします。</text:p>
      <text:p text:style-name="P1"><draw:frame draw:style-name="fr1" draw:name="グラフィックス1" text:anchor-type="paragraph" svg:x="0.208cm" svg:y="0.397cm" svg:width="5.68cm" svg:height="5.92cm" draw:z-index="0"><draw:image xlink:href="Pictures/200000BA00002C6000002E38B8A7F453.svm" xlink:type="simple" xlink:show="embed" xlink:actuate="onLoad"/></draw:frame></text:p>
      <text:h text:style-name="Heading_20_1" text:outline-level="1"/>
      <text:h text:style-name="P5" text:outline-level="1">データ領域仕様</text:h>
      <text:h text:style-name="Heading_20_2" text:outline-level="2">Model2</text:h>
      <text:p text:style-name="P1">データ領域を5*5、計25セルに分割したモデルです。</text:p>
      <text:h text:style-name="Heading_20_3" text:outline-level="3">ビット構成</text:h>
      <table:table table:name="表2" table:style-name="表2">
        <table:table-column table:style-name="表2.A"/>
        <table:table-column table:style-name="表2.B"/>
        <table:table-header-rows>
          <table:table-row>
            <table:table-cell table:style-name="表2.A1" office:value-type="string">
              <text:p text:style-name="P6">名前</text:p>
            </table:table-cell>
            <table:table-cell table:style-name="表2.B1" office:value-type="string">
              <text:p text:style-name="P6">ビット数</text:p>
            </table:table-cell>
          </table:table-row>
        </table:table-header-rows>
        <table:table-row>
          <table:table-cell table:style-name="表2.A2" office:value-type="string">
            <text:p text:style-name="P6">データドット</text:p>
          </table:table-cell>
          <table:table-cell table:style-name="表2.B2" office:value-type="string">
            <text:p text:style-name="P6">9[0,1-8]</text:p>
          </table:table-cell>
        </table:table-row>
        <table:table-row>
          <table:table-cell table:style-name="表2.A2" office:value-type="string">
            <text:p text:style-name="P6">トラッキングビット</text:p>
          </table:table-cell>
          <table:table-cell table:style-name="表2.B2" office:value-type="string">
            <text:p text:style-name="Table_20_Contents">10</text:p>
          </table:table-cell>
        </table:table-row>
        <table:table-row>
          <table:table-cell table:style-name="表2.A2" office:value-type="string">
            <text:p text:style-name="P6">制御ビット1</text:p>
          </table:table-cell>
          <table:table-cell table:style-name="表2.B2" office:value-type="string">
            <text:p text:style-name="Table_20_Contents">3</text:p>
          </table:table-cell>
        </table:table-row>
        <table:table-row>
          <table:table-cell table:style-name="表2.A2" office:value-type="string">
            <text:p text:style-name="P6">パリティビット</text:p>
          </table:table-cell>
          <table:table-cell table:style-name="表2.B2" office:value-type="string">
            <text:p text:style-name="Table_20_Contents">3</text:p>
          </table:table-cell>
        </table:table-row>
      </table:table>
      <text:p text:style-name="P1"><draw:frame draw:style-name="fr2" draw:name="枠1" text:anchor-type="paragraph" svg:x="6.001cm" svg:y="0.434cm" svg:width="5.022cm" draw:z-index="1"><draw:text-box fo:min-height="5.833cm"><text:p text:style-name="P7"><draw:frame draw:style-name="fr3" draw:name="グラフィックス3" text:anchor-type="paragraph" svg:x="0.004cm" svg:y="0.213cm" svg:width="5.02cm" style:rel-width="100%" svg:height="5.02cm" style:rel-height="scale" draw:z-index="2"><draw:image xlink:href="Pictures/200002CB0000273100002731DF8CE8CA.svm" xlink:type="simple" xlink:show="embed" xlink:actuate="onLoad"/></draw:frame>図 <text:sequence text:ref-name="refIllustration0" text:name="Illustration" text:formula="ooow:Illustration+1" style:num-format="1">1</text:sequence>:<text:span text:style-name="T1">ビット配置</text:span></text:p></draw:text-box></draw:frame><draw:frame draw:style-name="fr2" draw:name="枠2" text:anchor-type="paragraph" svg:x="11.919cm" svg:y="0.434cm" svg:width="5.02cm" draw:z-index="3"><draw:text-box fo:min-height="5.02cm"><text:p text:style-name="P7"><draw:frame draw:style-name="fr4" draw:name="グラフィックス4" text:anchor-type="paragraph" svg:x="0.004cm" svg:y="0.002cm" svg:width="5.02cm" style:rel-width="100%" svg:height="5.02cm" style:rel-height="scale" draw:z-index="7"><draw:image xlink:href="Pictures/2000030B0000273100002731563615D0.svm" xlink:type="simple" xlink:show="embed" xlink:actuate="onLoad"/></draw:frame>図 <text:sequence text:ref-name="refIllustration1" text:name="Illustration" text:formula="ooow:Illustration+1" style:num-format="1">2</text:sequence>:トラッキングビット(Tn)の明暗配置</text:p></draw:text-box></draw:frame><draw:frame draw:style-name="fr2" draw:name="枠3" text:anchor-type="paragraph" svg:x="0.328cm" svg:y="0.457cm" svg:width="5.02cm" draw:z-index="4"><draw:text-box fo:min-height="5.02cm"><text:p text:style-name="Illustration"><draw:frame draw:style-name="fr4" draw:name="グラフィックス2" text:anchor-type="paragraph" svg:x="0.004cm" svg:y="0.002cm" svg:width="5.02cm" style:rel-width="100%" svg:height="5.02cm" style:rel-height="scale" draw:z-index="5"><draw:image xlink:href="Pictures/2000015E000027310000273143333F9D.svm" xlink:type="simple" xlink:show="embed" xlink:actuate="onLoad"/></draw:frame>図 <text:sequence text:ref-name="refIllustration2" text:name="Illustration" text:formula="ooow:Illustration+1" style:num-format="1">3</text:sequence>:テンプレート</text:p></draw:text-box></draw:frame></text:p>
      <text:h text:style-name="Heading_20_3" text:outline-level="3"/>
      <text:h text:style-name="P8" text:outline-level="3">データ<text:span text:style-name="T1">ドット</text:span></text:h>
      <text:p text:style-name="P1">model2では、合計9ドットに、２パケットのデータを格納します。パケット0は有効ビットが1ビットしかなく、0または1の値をとります。</text:p>
      <table:table table:name="表4" table:style-name="表4">
        <table:table-column table:style-name="表4.A"/>
        <table:table-column table:style-name="表4.B" table:number-columns-repeated="8"/>
        <table:table-header-rows>
          <table:table-row>
            <table:table-cell table:style-name="表4.A1" office:value-type="string">
              <text:p text:style-name="P9">パケット番号</text:p>
            </table:table-cell>
            <table:table-cell table:number-columns-spanned="8">
              <table:table table:is-sub-table="true">
                <table:table-column table:style-name="表4.B" table:number-columns-repeated="8"/>
                <table:table-row>
                  <table:table-cell table:style-name="表4.B1.1.1" table:number-columns-spanned="8" office:value-type="string">
                    <text:p text:style-name="P10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4.B1.1.2" office:value-type="string">
                    <text:p text:style-name="P10">Bit7</text:p>
                  </table:table-cell>
                  <table:table-cell table:style-name="表4.B1.1.2" office:value-type="string">
                    <text:p text:style-name="Table_20_Heading">Bit6</text:p>
                  </table:table-cell>
                  <table:table-cell table:style-name="表4.B1.1.2" office:value-type="string">
                    <text:p text:style-name="Table_20_Heading">Bit5</text:p>
                  </table:table-cell>
                  <table:table-cell table:style-name="表4.B1.1.2" office:value-type="string">
                    <text:p text:style-name="Table_20_Heading">Bit4</text:p>
                  </table:table-cell>
                  <table:table-cell table:style-name="表4.B1.1.2" office:value-type="string">
                    <text:p text:style-name="Table_20_Heading">Bit3</text:p>
                  </table:table-cell>
                  <table:table-cell table:style-name="表4.B1.1.2" office:value-type="string">
                    <text:p text:style-name="Table_20_Heading">Bit2</text:p>
                  </table:table-cell>
                  <table:table-cell table:style-name="表4.B1.1.2" office:value-type="string">
                    <text:p text:style-name="Table_20_Heading">Bit1</text:p>
                  </table:table-cell>
                  <table:table-cell table:style-name="表4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4.B1.1.2" office:value-type="string">
            <text:p text:style-name="Table_20_Contents">0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8.2" office:value-type="string">
            <text:p text:style-name="Table_20_Contents">0</text:p>
          </table:table-cell>
        </table:table-row>
        <table:table-row>
          <table:table-cell table:style-name="表4.B1.1.2" office:value-type="string">
            <text:p text:style-name="Table_20_Contents">1</text:p>
          </table:table-cell>
          <table:table-cell table:style-name="表4.B1.1.2" office:value-type="string">
            <text:p text:style-name="Table_20_Contents">8</text:p>
          </table:table-cell>
          <table:table-cell table:style-name="表4.B1.1.2" office:value-type="string">
            <text:p text:style-name="Table_20_Contents">7</text:p>
          </table:table-cell>
          <table:table-cell table:style-name="表4.B1.1.2" office:value-type="string">
            <text:p text:style-name="Table_20_Contents">6</text:p>
          </table:table-cell>
          <table:table-cell table:style-name="表4.B1.1.2" office:value-type="string">
            <text:p text:style-name="Table_20_Contents">5</text:p>
          </table:table-cell>
          <table:table-cell table:style-name="表4.B1.1.2" office:value-type="string">
            <text:p text:style-name="Table_20_Contents">4</text:p>
          </table:table-cell>
          <table:table-cell table:style-name="表4.B1.1.2" office:value-type="string">
            <text:p text:style-name="Table_20_Contents">3</text:p>
          </table:table-cell>
          <table:table-cell table:style-name="表4.B1.1.2" office:value-type="string">
            <text:p text:style-name="Table_20_Contents">2</text:p>
          </table:table-cell>
          <table:table-cell table:style-name="表4.B1.8.2" office:value-type="string">
            <text:p text:style-name="Table_20_Contents">1</text:p>
          </table:table-cell>
        </table:table-row>
      </table:table>
      <text:p text:style-name="P1"/>
      <text:h text:style-name="Heading_20_3" text:outline-level="3">語</text:h>
      <text:p text:style-name="P1">model2では、制御ドット、チェックドットで使用する、3bitの語を定義します。Bit(n)は、制御ドットとチェックドットの、nビット目（n=0なら、P0またはC0）に対応します。</text:p>
      <text:p text:style-name="P1">値は、101(2)=5以上の値から1を差し引いた値です</text:p>
      <text:p text:style-name="P1"/>
      <text:p text:style-name="P1">値は次の式で求められます。</text:p>
      <text:p text:style-name="P1"><text:s text:c="2"/>Value=Value&gt;=5?Value-1:Value;</text:p>
      <text:h text:style-name="Heading_20_3" text:outline-level="3">制御<text:span text:style-name="T1">ドット</text:span></text:h>
      <text:p text:style-name="P1">制御語は、3つの値（マスクタイプ、フォーマットID、ドメインID）を持ちます。</text:p>
      <text:p text:style-name="P1">各値は、以下の式で求めます。</text:p>
      <text:p text:style-name="P1"/>
      <text:p text:style-name="P1">control_value=制御語(2*3=6code)</text:p>
      <text:p text:style-name="P1">マスクID=control_value%3</text:p>
      <text:p text:style-name="P1">ドメインID=control_value/3</text:p>
      <text:p text:style-name="P1"/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P6">値</text:p>
            </table:table-cell>
            <table:table-cell table:style-name="表5.B1" office:value-type="string">
              <text:p text:style-name="P6">意味</text:p>
            </table:table-cell>
          </table:table-row>
        </table:table-header-rows>
        <table:table-row>
          <table:table-cell table:style-name="表5.A2" office:value-type="string">
            <text:p text:style-name="P6">0</text:p>
          </table:table-cell>
          <table:table-cell table:style-name="表5.B2" office:value-type="string">
            <text:p text:style-name="P6">マスクなし</text:p>
          </table:table-cell>
        </table:table-row>
        <table:table-row table:style-name="表5.3">
          <table:table-cell table:style-name="表5.A2" office:value-type="string">
            <text:p text:style-name="P6">1</text:p>
          </table:table-cell>
          <table:table-cell table:style-name="表5.B2" office:value-type="string">
            <text:p text:style-name="P6">マスクパターン1（使用できません）</text:p>
          </table:table-cell>
        </table:table-row>
        <table:table-row>
          <table:table-cell table:style-name="表5.A2" office:value-type="string">
            <text:p text:style-name="P6">2</text:p>
          </table:table-cell>
          <table:table-cell table:style-name="表5.B2" office:value-type="string">
            <text:p text:style-name="P6">マスクパターン2（使用できません）</text:p>
          </table:table-cell>
        </table:table-row>
      </table:table>
      <text:p text:style-name="P1"/>
      <text:h text:style-name="P11" text:outline-level="3">ドメインID</text:h>
      <text:p text:style-name="P1">格納されるデータのドメインを表します。ドメインにより、データの符号化方法、値空間の定義方法が定まります。</text:p>
      <table:table table:name="表6" table:style-name="表6">
        <table:table-column table:style-name="表6.A"/>
        <table:table-column table:style-name="表6.B"/>
        <table:table-header-rows>
          <table:table-row>
            <table:table-cell table:style-name="表6.A1" office:value-type="string">
              <text:p text:style-name="P6">値</text:p>
            </table:table-cell>
            <table:table-cell table:style-name="表6.B1" office:value-type="string">
              <text:p text:style-name="P6">意味</text:p>
            </table:table-cell>
          </table:table-row>
        </table:table-header-rows>
        <table:table-row>
          <table:table-cell table:style-name="表6.A2" office:value-type="string">
            <text:p text:style-name="P6">0</text:p>
          </table:table-cell>
          <table:table-cell table:style-name="表6.B2" office:value-type="string">
            <text:p text:style-name="P6">ユーザ定義空間のRawBit形式データであることを示します。</text:p>
          </table:table-cell>
        </table:table-row>
        <table:table-row table:style-name="表6.3">
          <table:table-cell table:style-name="表6.A2" office:value-type="string">
            <text:p text:style-name="P6">1</text:p>
          </table:table-cell>
          <table:table-cell table:style-name="表6.B2" office:value-type="string">
            <text:p text:style-name="P6">-</text:p>
          </table:table-cell>
        </table:table-row>
      </table:table>
      <text:p text:style-name="P12"/>
      <text:h text:style-name="P11" text:outline-level="3"/>
      <text:p text:style-name="Text_20_body"/>
      <text:h text:style-name="Heading_20_3" text:outline-level="3">チェック<text:span text:style-name="T1">ドット</text:span></text:h>
      <text:p text:style-name="P1">チェック語は、データ領域に格納されたバイトデータの合計値mod7を、語に変換して格納します。</text:p>
      <text:p text:style-name="P1">例えば、データ領域の格納値が120+1ならば、121 mod 5 = 1 = 100を格納します。</text:p>
      <text:p text:style-name="P1"/>
      <text:p text:style-name="P1"/>
      <text:p text:style-name="P1"/>
      <text:p text:style-name="P13"/>
      <text:h text:style-name="Heading_20_2" text:outline-level="2">Model3</text:h>
      <text:p text:style-name="P1">データ領域を7*7に分割します。　</text:p>
      <text:h text:style-name="Heading_20_3" text:outline-level="3">ビット構成</text:h>
      <table:table table:name="表16" table:style-name="表16">
        <table:table-column table:style-name="表16.A"/>
        <table:table-column table:style-name="表16.B"/>
        <table:table-header-rows>
          <table:table-row>
            <table:table-cell table:style-name="表16.A1" office:value-type="string">
              <text:p text:style-name="P6">名前</text:p>
            </table:table-cell>
            <table:table-cell table:style-name="表16.B1" office:value-type="string">
              <text:p text:style-name="P6">ビット数</text:p>
            </table:table-cell>
          </table:table-row>
        </table:table-header-rows>
        <table:table-row>
          <table:table-cell table:style-name="表16.A2" office:value-type="string">
            <text:p text:style-name="P6">データドット</text:p>
          </table:table-cell>
          <table:table-cell table:style-name="表16.B2" office:value-type="string">
            <text:p text:style-name="P6">25[0,1-8,9-16,17-24]</text:p>
          </table:table-cell>
        </table:table-row>
        <table:table-row>
          <table:table-cell table:style-name="表16.A2" office:value-type="string">
            <text:p text:style-name="P6">トラッキングビット</text:p>
          </table:table-cell>
          <table:table-cell table:style-name="表16.B2" office:value-type="string">
            <text:p text:style-name="Table_20_Contents">14</text:p>
          </table:table-cell>
        </table:table-row>
        <table:table-row>
          <table:table-cell table:style-name="表16.A2" office:value-type="string">
            <text:p text:style-name="P6">制御ビット1</text:p>
          </table:table-cell>
          <table:table-cell table:style-name="表16.B2" office:value-type="string">
            <text:p text:style-name="Table_20_Contents">5</text:p>
          </table:table-cell>
        </table:table-row>
        <table:table-row>
          <table:table-cell table:style-name="表16.A2" office:value-type="string">
            <text:p text:style-name="P6">パリティビット</text:p>
          </table:table-cell>
          <table:table-cell table:style-name="表16.B2" office:value-type="string">
            <text:p text:style-name="Table_20_Contents">5</text:p>
          </table:table-cell>
        </table:table-row>
      </table:table>
      <text:p text:style-name="P1"><draw:frame draw:style-name="fr1" draw:name="グラフィックス5" text:anchor-type="paragraph" svg:x="5.988cm" svg:y="1.122cm" svg:width="5.02cm" svg:height="5.02cm" draw:z-index="6"><draw:image xlink:href="Pictures/2000059900002731000027319CFBECF8.svm" xlink:type="simple" xlink:show="embed" xlink:actuate="onLoad"/></draw:frame></text:p>
      <text:h text:style-name="Heading_20_3" text:outline-level="3"><draw:frame draw:style-name="fr1" draw:name="グラフィックス6" text:anchor-type="paragraph" svg:x="11.518cm" svg:y="0.349cm" svg:width="5.02cm" svg:height="5.02cm" draw:z-index="8"><draw:image xlink:href="Pictures/2000060900002731000027318CC88362.svm" xlink:type="simple" xlink:show="embed" xlink:actuate="onLoad"/></draw:frame></text:h>
      <text:h text:style-name="Heading_20_3" text:outline-level="3">語</text:h>
      <text:p text:style-name="P1">model2では、制御ドット、チェックドットで使用する、3bitの語を定義します。Bit(n)は、制御ドットとチェックドットの、nビット目（n=0なら、P0またはC0）に対応します。</text:p>
      <text:p text:style-name="P1">値は、10101(2)=21以上の値から1を差し引いた値です</text:p>
      <text:p text:style-name="P1"/>
      <text:p text:style-name="P1">値は次の式で求められます。</text:p>
      <text:p text:style-name="P1"><text:s text:c="2"/>Value=Value&gt;=5?Value-1:Value;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/>
      <text:p text:style-name="P1">control_value=制御語(5*3*2=30code)</text:p>
      <text:p text:style-name="P1">マスクID=control_value%5</text:p>
      <text:p text:style-name="P1">ドメインID=control_value/5</text:p>
      <text:p text:style-name="Text_20_body"/>
      <text:p text:style-name="P1">データビットのマスク値を指定します。現在は0のみ指定できます。</text:p>
      <table:table table:name="表1" table:style-name="表1">
        <table:table-column table:style-name="表1.A"/>
        <table:table-column table:style-name="表1.B"/>
        <table:table-header-rows>
          <table:table-row>
            <table:table-cell table:style-name="表1.A1" office:value-type="string">
              <text:p text:style-name="P6">値</text:p>
            </table:table-cell>
            <table:table-cell table:style-name="表1.B1" office:value-type="string">
              <text:p text:style-name="P6">意味</text:p>
            </table:table-cell>
          </table:table-row>
        </table:table-header-rows>
        <table:table-row>
          <table:table-cell table:style-name="表1.A2" office:value-type="string">
            <text:p text:style-name="P6">0</text:p>
          </table:table-cell>
          <table:table-cell table:style-name="表1.B2" office:value-type="string">
            <text:p text:style-name="P6">マスクなし</text:p>
          </table:table-cell>
        </table:table-row>
        <table:table-row table:style-name="表1.3">
          <table:table-cell table:style-name="表1.A2" office:value-type="string">
            <text:p text:style-name="P6">1</text:p>
          </table:table-cell>
          <table:table-cell table:style-name="表1.B2" office:value-type="string">
            <text:p text:style-name="P6">マスクパターン1（使用できません）</text:p>
          </table:table-cell>
        </table:table-row>
        <table:table-row>
          <table:table-cell table:style-name="表1.A2" office:value-type="string">
            <text:p text:style-name="P6">2</text:p>
          </table:table-cell>
          <table:table-cell table:style-name="表1.B2" office:value-type="string">
            <text:p text:style-name="P6">マスクパターン2（使用できません）</text:p>
          </table:table-cell>
        </table:table-row>
        <table:table-row>
          <table:table-cell table:style-name="表1.A2" office:value-type="string">
            <text:p text:style-name="P6">3</text:p>
          </table:table-cell>
          <table:table-cell table:style-name="表1.B2" office:value-type="string">
            <text:p text:style-name="P6">マスクパターン3（使用できません）</text:p>
          </table:table-cell>
        </table:table-row>
        <table:table-row>
          <table:table-cell table:style-name="表1.A2" office:value-type="string">
            <text:p text:style-name="P6">4</text:p>
          </table:table-cell>
          <table:table-cell table:style-name="表1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18" table:style-name="表18">
        <table:table-column table:style-name="表18.A"/>
        <table:table-column table:style-name="表18.B"/>
        <table:table-header-rows>
          <table:table-row>
            <table:table-cell table:style-name="表18.A1" office:value-type="string">
              <text:p text:style-name="P6">値</text:p>
            </table:table-cell>
            <table:table-cell table:style-name="表18.B1" office:value-type="string">
              <text:p text:style-name="P6">意味</text:p>
            </table:table-cell>
          </table:table-row>
        </table:table-header-rows>
        <table:table-row>
          <table:table-cell table:style-name="表18.A2" office:value-type="string">
            <text:p text:style-name="P6">0</text:p>
          </table:table-cell>
          <table:table-cell table:style-name="表18.B2" office:value-type="string">
            <text:p text:style-name="P6">ユーザ定義空間のRawBit形式データであることを示します。</text:p>
          </table:table-cell>
        </table:table-row>
        <table:table-row>
          <table:table-cell table:style-name="表18.A2" office:value-type="string">
            <text:p text:style-name="P6">1以上</text:p>
          </table:table-cell>
          <table:table-cell table:style-name="表18.B2" office:value-type="string">
            <text:p text:style-name="P6">未定義です。</text:p>
          </table:table-cell>
        </table:table-row>
      </table:table>
      <text:p text:style-name="P12"/>
      <text:h text:style-name="P14" text:outline-level="2">Model<text:span text:style-name="T1">4</text:span></text:h>
      <text:p text:style-name="P1">データ領域を9*9に分割します。　</text:p>
      <text:p text:style-name="Text_20_body"/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=1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8" table:style-name="表8">
        <table:table-column table:style-name="表8.A"/>
        <table:table-column table:style-name="表8.B"/>
        <table:table-header-rows>
          <table:table-row>
            <table:table-cell table:style-name="表8.A1" office:value-type="string">
              <text:p text:style-name="P6">値</text:p>
            </table:table-cell>
            <table:table-cell table:style-name="表8.B1" office:value-type="string">
              <text:p text:style-name="P6">意味</text:p>
            </table:table-cell>
          </table:table-row>
        </table:table-header-rows>
        <table:table-row>
          <table:table-cell table:style-name="表8.A2" office:value-type="string">
            <text:p text:style-name="P6">0</text:p>
          </table:table-cell>
          <table:table-cell table:style-name="表8.B2" office:value-type="string">
            <text:p text:style-name="P6">マスクなし</text:p>
          </table:table-cell>
        </table:table-row>
        <table:table-row table:style-name="表8.3">
          <table:table-cell table:style-name="表8.A2" office:value-type="string">
            <text:p text:style-name="P6">1</text:p>
          </table:table-cell>
          <table:table-cell table:style-name="表8.B2" office:value-type="string">
            <text:p text:style-name="P6">マスクパターン1（使用できません）</text:p>
          </table:table-cell>
        </table:table-row>
        <table:table-row>
          <table:table-cell table:style-name="表8.A2" office:value-type="string">
            <text:p text:style-name="P6">2</text:p>
          </table:table-cell>
          <table:table-cell table:style-name="表8.B2" office:value-type="string">
            <text:p text:style-name="P6">マスクパターン2（使用できません）</text:p>
          </table:table-cell>
        </table:table-row>
        <table:table-row>
          <table:table-cell table:style-name="表8.A2" office:value-type="string">
            <text:p text:style-name="P6">3</text:p>
          </table:table-cell>
          <table:table-cell table:style-name="表8.B2" office:value-type="string">
            <text:p text:style-name="P6">マスクパターン3（使用できません）</text:p>
          </table:table-cell>
        </table:table-row>
        <table:table-row>
          <table:table-cell table:style-name="表8.A2" office:value-type="string">
            <text:p text:style-name="P6">4</text:p>
          </table:table-cell>
          <table:table-cell table:style-name="表8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9" table:style-name="表9">
        <table:table-column table:style-name="表9.A"/>
        <table:table-column table:style-name="表9.B"/>
        <table:table-header-rows>
          <table:table-row>
            <table:table-cell table:style-name="表9.A1" office:value-type="string">
              <text:p text:style-name="P6">値</text:p>
            </table:table-cell>
            <table:table-cell table:style-name="表9.B1" office:value-type="string">
              <text:p text:style-name="P6">意味</text:p>
            </table:table-cell>
          </table:table-row>
        </table:table-header-rows>
        <table:table-row>
          <table:table-cell table:style-name="表9.A2" office:value-type="string">
            <text:p text:style-name="P6">0</text:p>
          </table:table-cell>
          <table:table-cell table:style-name="表9.B2" office:value-type="string">
            <text:p text:style-name="P6">ユーザ定義空間のRawBit形式データであることを示します。</text:p>
          </table:table-cell>
        </table:table-row>
        <table:table-row table:style-name="表9.3">
          <table:table-cell table:style-name="表9.A2" office:value-type="string">
            <text:p text:style-name="P6">1</text:p>
          </table:table-cell>
          <table:table-cell table:style-name="表9.B2" office:value-type="string">
            <text:p text:style-name="P6">未定義です。</text:p>
          </table:table-cell>
        </table:table-row>
      </table:table>
      <text:p text:style-name="P12"/>
      <text:h text:style-name="P2" text:outline-level="1"/>
      <text:h text:style-name="P14" text:outline-level="2">Model<text:span text:style-name="T1">5</text:span></text:h>
      <text:p text:style-name="P1">データ領域を11*11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=4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0" table:style-name="表10">
        <table:table-column table:style-name="表10.A"/>
        <table:table-column table:style-name="表10.B"/>
        <table:table-header-rows>
          <table:table-row>
            <table:table-cell table:style-name="表10.A1" office:value-type="string">
              <text:p text:style-name="P6">値</text:p>
            </table:table-cell>
            <table:table-cell table:style-name="表10.B1" office:value-type="string">
              <text:p text:style-name="P6">意味</text:p>
            </table:table-cell>
          </table:table-row>
        </table:table-header-rows>
        <table:table-row>
          <table:table-cell table:style-name="表10.A2" office:value-type="string">
            <text:p text:style-name="P6">0</text:p>
          </table:table-cell>
          <table:table-cell table:style-name="表10.B2" office:value-type="string">
            <text:p text:style-name="P6">マスクなし</text:p>
          </table:table-cell>
        </table:table-row>
        <table:table-row table:style-name="表10.3">
          <table:table-cell table:style-name="表10.A2" office:value-type="string">
            <text:p text:style-name="P6">1</text:p>
          </table:table-cell>
          <table:table-cell table:style-name="表10.B2" office:value-type="string">
            <text:p text:style-name="P6">マスクパターン1（使用できません）</text:p>
          </table:table-cell>
        </table:table-row>
        <table:table-row>
          <table:table-cell table:style-name="表10.A2" office:value-type="string">
            <text:p text:style-name="P6">2</text:p>
          </table:table-cell>
          <table:table-cell table:style-name="表10.B2" office:value-type="string">
            <text:p text:style-name="P6">マスクパターン2（使用できません）</text:p>
          </table:table-cell>
        </table:table-row>
        <table:table-row>
          <table:table-cell table:style-name="表10.A2" office:value-type="string">
            <text:p text:style-name="P6">3</text:p>
          </table:table-cell>
          <table:table-cell table:style-name="表10.B2" office:value-type="string">
            <text:p text:style-name="P6">マスクパターン3（使用できません）</text:p>
          </table:table-cell>
        </table:table-row>
        <table:table-row>
          <table:table-cell table:style-name="表10.A2" office:value-type="string">
            <text:p text:style-name="P6">4</text:p>
          </table:table-cell>
          <table:table-cell table:style-name="表10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フォーマットのドメインを表します。</text:p>
      <table:table table:name="表11" table:style-name="表11">
        <table:table-column table:style-name="表11.A"/>
        <table:table-column table:style-name="表11.B"/>
        <table:table-header-rows>
          <table:table-row>
            <table:table-cell table:style-name="表11.A1" office:value-type="string">
              <text:p text:style-name="P6">値</text:p>
            </table:table-cell>
            <table:table-cell table:style-name="表11.B1" office:value-type="string">
              <text:p text:style-name="P6">意味</text:p>
            </table:table-cell>
          </table:table-row>
        </table:table-header-rows>
        <table:table-row>
          <table:table-cell table:style-name="表11.A2" office:value-type="string">
            <text:p text:style-name="P6">0</text:p>
          </table:table-cell>
          <table:table-cell table:style-name="表11.B2" office:value-type="string">
            <text:p text:style-name="P6">Rawデータであることを示します。</text:p>
          </table:table-cell>
        </table:table-row>
        <table:table-row table:style-name="表11.3">
          <table:table-cell table:style-name="表11.A2" office:value-type="string">
            <text:p text:style-name="P6">1</text:p>
          </table:table-cell>
          <table:table-cell table:style-name="表11.B2" office:value-type="string">
            <text:p text:style-name="P6">-</text:p>
          </table:table-cell>
        </table:table-row>
        <table:table-row table:style-name="表11.3">
          <table:table-cell table:style-name="表11.A2" office:value-type="string">
            <text:p text:style-name="P6">2以上</text:p>
          </table:table-cell>
          <table:table-cell table:style-name="表11.B2" office:value-type="string">
            <text:p text:style-name="P6">互換性のため、使用できません。</text:p>
          </table:table-cell>
        </table:table-row>
      </table:table>
      <text:h text:style-name="P2" text:outline-level="1"/>
      <text:h text:style-name="P14" text:outline-level="2">Model<text:span text:style-name="T1">6</text:span></text:h>
      <text:p text:style-name="P1">データ領域を13*13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=19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2" table:style-name="表12">
        <table:table-column table:style-name="表12.A"/>
        <table:table-column table:style-name="表12.B"/>
        <table:table-header-rows>
          <table:table-row>
            <table:table-cell table:style-name="表12.A1" office:value-type="string">
              <text:p text:style-name="P6">値</text:p>
            </table:table-cell>
            <table:table-cell table:style-name="表12.B1" office:value-type="string">
              <text:p text:style-name="P6">意味</text:p>
            </table:table-cell>
          </table:table-row>
        </table:table-header-rows>
        <table:table-row>
          <table:table-cell table:style-name="表12.A2" office:value-type="string">
            <text:p text:style-name="P6">0</text:p>
          </table:table-cell>
          <table:table-cell table:style-name="表12.B2" office:value-type="string">
            <text:p text:style-name="P6">マスクなし</text:p>
          </table:table-cell>
        </table:table-row>
        <table:table-row table:style-name="表12.3">
          <table:table-cell table:style-name="表12.A2" office:value-type="string">
            <text:p text:style-name="P6">1</text:p>
          </table:table-cell>
          <table:table-cell table:style-name="表12.B2" office:value-type="string">
            <text:p text:style-name="P6">マスクパターン1（使用できません）</text:p>
          </table:table-cell>
        </table:table-row>
        <table:table-row>
          <table:table-cell table:style-name="表12.A2" office:value-type="string">
            <text:p text:style-name="P6">2</text:p>
          </table:table-cell>
          <table:table-cell table:style-name="表12.B2" office:value-type="string">
            <text:p text:style-name="P6">マスクパターン2（使用できません）</text:p>
          </table:table-cell>
        </table:table-row>
        <table:table-row>
          <table:table-cell table:style-name="表12.A2" office:value-type="string">
            <text:p text:style-name="P6">3</text:p>
          </table:table-cell>
          <table:table-cell table:style-name="表12.B2" office:value-type="string">
            <text:p text:style-name="P6">マスクパターン3（使用できません）</text:p>
          </table:table-cell>
        </table:table-row>
        <table:table-row>
          <table:table-cell table:style-name="表12.A2" office:value-type="string">
            <text:p text:style-name="P6">4</text:p>
          </table:table-cell>
          <table:table-cell table:style-name="表12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7" table:style-name="表7">
        <table:table-column table:style-name="表7.A"/>
        <table:table-column table:style-name="表7.B"/>
        <table:table-header-rows>
          <table:table-row>
            <table:table-cell table:style-name="表7.A1" office:value-type="string">
              <text:p text:style-name="P6">値</text:p>
            </table:table-cell>
            <table:table-cell table:style-name="表7.B1" office:value-type="string">
              <text:p text:style-name="P6">意味</text:p>
            </table:table-cell>
          </table:table-row>
        </table:table-header-rows>
        <table:table-row>
          <table:table-cell table:style-name="表7.A2" office:value-type="string">
            <text:p text:style-name="P6">0</text:p>
          </table:table-cell>
          <table:table-cell table:style-name="表7.B2" office:value-type="string">
            <text:p text:style-name="P6">ユーザ定義空間のRawBit形式データであることを示します。</text:p>
          </table:table-cell>
        </table:table-row>
        <table:table-row table:style-name="表7.3">
          <table:table-cell table:style-name="表7.A2" office:value-type="string">
            <text:p text:style-name="P6">1以上</text:p>
          </table:table-cell>
          <table:table-cell table:style-name="表7.B2" office:value-type="string">
            <text:p text:style-name="P6">未定義です。</text:p>
          </table:table-cell>
        </table:table-row>
      </table:table>
      <text:p text:style-name="P12"/>
      <text:h text:style-name="P2" text:outline-level="1"/>
      <text:h text:style-name="P14" text:outline-level="2">Model<text:span text:style-name="T1">7</text:span></text:h>
      <text:p text:style-name="P1">データ領域を15*15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*2*2=76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4" table:style-name="表14">
        <table:table-column table:style-name="表14.A"/>
        <table:table-column table:style-name="表14.B"/>
        <table:table-header-rows>
          <table:table-row>
            <table:table-cell table:style-name="表14.A1" office:value-type="string">
              <text:p text:style-name="P6">値</text:p>
            </table:table-cell>
            <table:table-cell table:style-name="表14.B1" office:value-type="string">
              <text:p text:style-name="P6">意味</text:p>
            </table:table-cell>
          </table:table-row>
        </table:table-header-rows>
        <table:table-row>
          <table:table-cell table:style-name="表14.A2" office:value-type="string">
            <text:p text:style-name="P6">0</text:p>
          </table:table-cell>
          <table:table-cell table:style-name="表14.B2" office:value-type="string">
            <text:p text:style-name="P6">マスクなし</text:p>
          </table:table-cell>
        </table:table-row>
        <table:table-row table:style-name="表14.3">
          <table:table-cell table:style-name="表14.A2" office:value-type="string">
            <text:p text:style-name="P6">1</text:p>
          </table:table-cell>
          <table:table-cell table:style-name="表14.B2" office:value-type="string">
            <text:p text:style-name="P6">マスクパターン1（使用できません）</text:p>
          </table:table-cell>
        </table:table-row>
        <table:table-row>
          <table:table-cell table:style-name="表14.A2" office:value-type="string">
            <text:p text:style-name="P6">2</text:p>
          </table:table-cell>
          <table:table-cell table:style-name="表14.B2" office:value-type="string">
            <text:p text:style-name="P6">マスクパターン2（使用できません）</text:p>
          </table:table-cell>
        </table:table-row>
        <table:table-row>
          <table:table-cell table:style-name="表14.A2" office:value-type="string">
            <text:p text:style-name="P6">3</text:p>
          </table:table-cell>
          <table:table-cell table:style-name="表14.B2" office:value-type="string">
            <text:p text:style-name="P6">マスクパターン3（使用できません）</text:p>
          </table:table-cell>
        </table:table-row>
        <table:table-row>
          <table:table-cell table:style-name="表14.A2" office:value-type="string">
            <text:p text:style-name="P6">4</text:p>
          </table:table-cell>
          <table:table-cell table:style-name="表14.B2" office:value-type="string">
            <text:p text:style-name="P6">マスクパターン4（使用できません）</text:p>
          </table:table-cell>
        </table:table-row>
      </table:table>
      <text:p text:style-name="P1"/>
      <text:h text:style-name="P11" text:outline-level="3">ドメインID</text:h>
      <text:p text:style-name="P1">データのドメインを表します。</text:p>
      <table:table table:name="表13" table:style-name="表13">
        <table:table-column table:style-name="表13.A"/>
        <table:table-column table:style-name="表13.B"/>
        <table:table-header-rows>
          <table:table-row>
            <table:table-cell table:style-name="表13.A1" office:value-type="string">
              <text:p text:style-name="P6">値</text:p>
            </table:table-cell>
            <table:table-cell table:style-name="表13.B1" office:value-type="string">
              <text:p text:style-name="P6">意味</text:p>
            </table:table-cell>
          </table:table-row>
        </table:table-header-rows>
        <table:table-row>
          <table:table-cell table:style-name="表13.A2" office:value-type="string">
            <text:p text:style-name="P6">0</text:p>
          </table:table-cell>
          <table:table-cell table:style-name="表13.B2" office:value-type="string">
            <text:p text:style-name="P6">ユーザ定義空間のRawBit形式データであることを示します。</text:p>
          </table:table-cell>
        </table:table-row>
        <table:table-row table:style-name="表13.3">
          <table:table-cell table:style-name="表13.A2" office:value-type="string">
            <text:p text:style-name="P6">1以上</text:p>
          </table:table-cell>
          <table:table-cell table:style-name="表13.B2" office:value-type="string">
            <text:p text:style-name="P6">未定義です。</text:p>
          </table:table-cell>
        </table:table-row>
      </table:table>
      <text:p text:style-name="P12"/>
      <text:h text:style-name="P11" text:outline-level="3">検出手順</text:h>
      <text:p text:style-name="P1">1.四角形を検出</text:p>
      <text:p text:style-name="P1">2.トラッキングビットを検出</text:p>
      <text:p text:style-name="P1">3.方位を検出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4-11T02:09:18</meta:creation-date>
    <dc:date>2009-05-03T12:43:57</dc:date>
    <dc:language>en-US</dc:language>
    <meta:editing-cycles>16</meta:editing-cycles>
    <meta:editing-duration>P1DT2H11M26S</meta:editing-duration>
    <meta:user-defined meta:name="Info 1"/>
    <meta:user-defined meta:name="Info 2"/>
    <meta:user-defined meta:name="Info 3"/>
    <meta:user-defined meta:name="Info 4"/>
    <meta:document-statistic meta:table-count="15" meta:image-count="6" meta:object-count="0" meta:page-count="12" meta:paragraph-count="272" meta:word-count="1318" meta:character-count="3187"/>
  </office:meta>
</office:document-meta>
</file>